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e26" officeooo:paragraph-rsid="000c9e26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Una parte de NLP</text:p>
      <text:p text:style-name="P1"><text:tab/>*Word cloud de discursos de presidentes.</text:p>
      <text:p text:style-name="P1"><text:tab/>*Polaridad macri-cristina en los discursos.</text:p>
      <text:p text:style-name="P1"><text:tab/>*Auto-calificador de reviews de hoteles [<text:span text:style-name="T2">esta en sklearn</text:span>, falta KERAS/tensorflow]</text:p>
      <text:p text:style-name="P1"><text:tab/>*ccbow tensorflow</text:p>
      <text:p text:style-name="P1">+gtrends</text:p>
      <text:p text:style-name="P1"><text:tab/>*Empalme de varias busquedas.</text:p>
      <text:p text:style-name="P1"><text:tab/>*mapas </text:p>
      <text:p text:style-name="P1"/>
      <text:p text:style-name="P1">+Clustering</text:p>
      <text:p text:style-name="P1"><text:tab/>*Clustering con estilo Umap+hdbscan</text:p>
      <text:p text:style-name="P1"><text:tab/>*Clustering de clientes (ver el modelo que me mandó HP/DELL)</text:p>
      <text:p text:style-name="P1"/>
      <text:p text:style-name="P1">+Spatial</text:p>
      <text:p text:style-name="P1"><text:tab/>*Autocorrelacion espacial de cortes de luz</text:p>
      <text:p text:style-name="P1"><text:tab/>*Modelo de ingresos de la ciudad y cortes de luz corregidos por autocorrelacion espacial</text:p>
      <text:p text:style-name="P1"><text:tab/>*Poligonos-Puntos-raster</text:p>
      <text:p text:style-name="P1"><text:tab/>*Animacion</text:p>
      <text:p text:style-name="P1">+Pedagogico</text:p>
      <text:p text:style-name="P1"><text:tab/>+Canal youtube</text:p>
      <text:p text:style-name="P1"><text:tab/><text:tab/>+Conceptos de estadistica visualizados</text:p>
      <text:p text:style-name="P1"><text:tab/><text:tab/><text:tab/>+covarianza, varianza, error cuadratico medio, r cuadrado</text:p>
      <text:p text:style-name="P1"><text:tab/><text:tab/>+Supuestos de M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59.575412464</meta:creation-date>
    <dc:date>2020-02-27T11:14:29.809160284</dc:date>
    <meta:editing-duration>PT34S</meta:editing-duration>
    <meta:editing-cycles>1</meta:editing-cycles>
    <meta:document-statistic meta:table-count="0" meta:image-count="0" meta:object-count="0" meta:page-count="1" meta:paragraph-count="21" meta:word-count="88" meta:character-count="677" meta:non-whitespace-character-count="589"/>
    <meta:generator>LibreOffice/5.2.7.2$Linux_X86_64 LibreOffice_project/20m0$Build-2</meta:generator>
  </office:meta>
</office:document-meta>
</file>